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9f6" officeooo:paragraph-rsid="000079f6"/>
    </style:style>
    <style:style style:name="P2" style:family="paragraph" style:parent-style-name="Standard">
      <style:text-properties officeooo:rsid="0002348e" officeooo:paragraph-rsid="0002348e"/>
    </style:style>
    <style:style style:name="P3" style:family="paragraph" style:parent-style-name="Standard">
      <style:text-properties officeooo:rsid="0006a5a7" officeooo:paragraph-rsid="0006a5a7"/>
    </style:style>
    <style:style style:name="T1" style:family="text">
      <style:text-properties officeooo:rsid="0002348e"/>
    </style:style>
    <style:style style:name="T2" style:family="text">
      <style:text-properties officeooo:rsid="0004d080"/>
    </style:style>
    <style:style style:name="T3" style:family="text">
      <style:text-properties officeooo:rsid="0006a5a7"/>
    </style:style>
    <style:style style:name="T4" style:family="text">
      <style:text-properties officeooo:rsid="0009bb15"/>
    </style:style>
    <style:style style:name="T5" style:family="text">
      <style:text-properties officeooo:rsid="000b0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y <text:span text:style-name="T5">24</text:span>, 2021 </text:p>
      <text:p text:style-name="P1"/>
      <text:p text:style-name="P1">Hey</text:p>
      <text:p text:style-name="P1">So</text:p>
      <text:p text:style-name="P1">Looks like I’m dead. </text:p>
      <text:p text:style-name="P1">This sucks. </text:p>
      <text:p text:style-name="P1"/>
      <text:p text:style-name="P1"><text:tab/>Now, look. You’ve lost a lot of people in your life. And now you’ve lost me. But please don’t take your own life because of the people you’ve lost. <text:span text:style-name="T1">People love you, I love you, and they’d miss you.</text:span></text:p>
      <text:p text:style-name="P2">I’d say I would, but yk. </text:p>
      <text:p text:style-name="P2">I’m dead. </text:p>
      <text:p text:style-name="P2"/>
      <text:p text:style-name="P2"><text:tab/><text:span text:style-name="T2">The day I met you I knew that you were the one for me. I can’t describe in words how much I love you. I wanted to marry you before I died. I loved every moment we spent together. I know that I wasn’t ever the best boyfriend. You always said that I was perfect, but I know the truth. </text:span></text:p>
      <text:p text:style-name="P2"><text:tab/><text:span text:style-name="T3">I don’t really know what to say writing this. It feels weird writing something that someone may never see. Or what if you do see it? God I hope you don’t have to. </text:span></text:p>
      <text:p text:style-name="P2"/>
      <text:p text:style-name="P3">I’ll just tell you how I feel about you. </text:p>
      <text:p text:style-name="P3"/>
      <text:p text:style-name="P3">I love you more than anything in the world. I thought about you nearly every minute of every day. <text:span text:style-name="T4">I couldn’t ever stand the thought of you being sad or unhappy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05-24T16:25:03.390000000</dc:date>
    <meta:editing-duration>PT9M43S</meta:editing-duration>
    <meta:editing-cycles>6</meta:editing-cycles>
    <meta:document-statistic meta:table-count="0" meta:image-count="0" meta:object-count="0" meta:page-count="1" meta:paragraph-count="12" meta:word-count="191" meta:character-count="934" meta:non-whitespace-character-count="743"/>
  </office:meta>
</office:document-meta>
</file>